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39">
            <text:p>1039</text:p>
          </table:table-cell>
          <table:table-cell table:style-name="ce22" office:value-type="float" office:value="313">
            <text:p>31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58">
            <text:p>1158</text:p>
          </table:table-cell>
          <table:table-cell table:style-name="ce22" office:value-type="float" office:value="243">
            <text:p>24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61">
            <text:p>3961</text:p>
          </table:table-cell>
          <table:table-cell table:style-name="ce22" office:value-type="float" office:value="521">
            <text:p>52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675">
            <text:p>29,675</text:p>
          </table:table-cell>
          <table:table-cell table:style-name="ce22" office:value-type="float" office:value="4634">
            <text:p>463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45">
            <text:p>2,645</text:p>
          </table:table-cell>
          <table:table-cell table:style-name="ce23" office:value-type="float" office:value="1128">
            <text:p>1,12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647">
            <text:p>16,647</text:p>
          </table:table-cell>
          <table:table-cell table:style-name="ce23" office:value-type="float" office:value="4369">
            <text:p>4,36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06">
            <text:p>1006</text:p>
          </table:table-cell>
          <table:table-cell table:style-name="ce22" office:value-type="float" office:value="393">
            <text:p>39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20">
            <text:p>2620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70">
            <text:p>2570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48">
            <text:p>1348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25">
            <text:p>2825</text:p>
          </table:table-cell>
          <table:table-cell table:style-name="ce22" office:value-type="float" office:value="1263">
            <text:p>126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524">
            <text:p>23524</text:p>
          </table:table-cell>
          <table:table-cell table:style-name="ce22" office:value-type="float" office:value="2760">
            <text:p>276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72">
            <text:p>7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931">
            <text:p>2,931</text:p>
          </table:table-cell>
          <table:table-cell table:style-name="ce22" office:value-type="float" office:value="645">
            <text:p>64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4680">
            <text:p>94,680</text:p>
          </table:table-cell>
          <table:table-cell table:style-name="ce22" office:value-type="float" office:value="16902">
            <text:p>1690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275">
            <text:p>7,27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73">
            <text:p>173</text:p>
          </table:table-cell>
          <table:table-cell table:style-name="ce22" office:value-type="float" office:value="1937">
            <text:p>193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101">
            <text:p>5,101</text:p>
          </table:table-cell>
          <table:table-cell table:style-name="ce23" office:value-type="float" office:value="1404">
            <text:p>1,40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059">
            <text:p>24059</text:p>
          </table:table-cell>
          <table:table-cell table:style-name="ce22" office:value-type="float" office:value="277">
            <text:p>27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219">
            <text:p>25219</text:p>
          </table:table-cell>
          <table:table-cell table:style-name="ce22" office:value-type="float" office:value="274">
            <text:p>27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03">
            <text:p>1,103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442">
            <text:p>7,442</text:p>
          </table:table-cell>
          <table:table-cell table:style-name="ce23" office:value-type="float" office:value="1466">
            <text:p>1,46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19">
            <text:p>401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847">
            <text:p>6847</text:p>
          </table:table-cell>
          <table:table-cell table:style-name="ce22" office:value-type="float" office:value="874">
            <text:p>87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897">
            <text:p>77897</text:p>
          </table:table-cell>
          <table:table-cell table:style-name="ce22" office:value-type="float" office:value="6191">
            <text:p>619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5434">
            <text:p>155434</text:p>
          </table:table-cell>
          <table:table-cell table:style-name="ce22" office:value-type="float" office:value="16516">
            <text:p>165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0114">
            <text:p>250114</text:p>
          </table:table-cell>
          <table:table-cell table:style-name="ce22" office:value-type="float" office:value="33418">
            <text:p>334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